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1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Amplitude</text:p>
          </table:table-cell>
          <table:table-cell office:value-type="float" office:value="2000">
            <text:p>2000</text:p>
          </table:table-cell>
          <table:table-cell office:value-type="string">
            <text:p>Factional Bits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Offset</text:p>
          </table:table-cell>
          <table:table-cell office:value-type="float" office:value="2047">
            <text:p>2047</text:p>
          </table:table-cell>
          <table:table-cell office:value-type="string">
            <text:p>Scale Factor</text:p>
          </table:table-cell>
          <table:table-cell table:formula="of:=2^[.D1] - 1" office:value-type="float" office:value="32767">
            <text:p>32767</text:p>
          </table:table-cell>
          <table:table-cell table:number-columns-repeated="2"/>
        </table:table-row>
        <table:table-row table:style-name="ro1">
          <table:table-cell office:value-type="string">
            <text:p>Steps</text:p>
          </table:table-cell>
          <table:table-cell office:value-type="float" office:value="32">
            <text:p>32</text:p>
          </table:table-cell>
          <table:table-cell office:value-type="string">
            <text:p>Maximum</text:p>
          </table:table-cell>
          <table:table-cell table:formula="of:=2^12" office:value-type="float" office:value="4096">
            <text:p>409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tep</text:p>
          </table:table-cell>
          <table:table-cell office:value-type="string">
            <text:p>Sine</text:p>
          </table:table-cell>
          <table:table-cell office:value-type="string">
            <text:p>Scaled</text:p>
          </table:table-cell>
          <table:table-cell office:value-type="string">
            <text:p>LUT</text:p>
          </table:table-cell>
          <table:table-cell office:value-type="string">
            <text:p>Amplitude</text:p>
          </table:table-cell>
          <table:table-cell office:value-type="string">
            <text:p>Offse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SIN(2*PI()*[.A6]/[.B$3])" office:value-type="float" office:value="0">
            <text:p>0</text:p>
          </table:table-cell>
          <table:table-cell table:formula="of:=[.D$2]*[.B6]" office:value-type="float" office:value="0">
            <text:p>0</text:p>
          </table:table-cell>
          <table:table-cell table:formula="of:=ROUND([.C6];0)" office:value-type="float" office:value="0">
            <text:p>0</text:p>
          </table:table-cell>
          <table:table-cell table:formula="of:=[.D6]*[.B$1]/[.D$2]" office:value-type="float" office:value="0">
            <text:p>0</text:p>
          </table:table-cell>
          <table:table-cell table:style-name="ce1" table:formula="of:=[.E6]+[.B$2]" office:value-type="float" office:value="2047">
            <text:p>204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SIN(2*PI()*[.A7]/[.B$3])" office:value-type="float" office:value="0.195090322016128">
            <text:p>0.195090322</text:p>
          </table:table-cell>
          <table:table-cell table:formula="of:=[.D$2]*[.B7]" office:value-type="float" office:value="6392.52458150247">
            <text:p>6392.5245815025</text:p>
          </table:table-cell>
          <table:table-cell table:formula="of:=ROUND([.C7];0)" office:value-type="float" office:value="6393">
            <text:p>6393</text:p>
          </table:table-cell>
          <table:table-cell table:formula="of:=[.D7]*[.B$1]/[.D$2]" office:value-type="float" office:value="390.2096621601">
            <text:p>390</text:p>
          </table:table-cell>
          <table:table-cell table:style-name="ce1" table:formula="of:=[.E7]+[.B$2]" office:value-type="float" office:value="2437.2096621601">
            <text:p>2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SIN(2*PI()*[.A8]/[.B$3])" office:value-type="float" office:value="0.38268343236509">
            <text:p>0.3826834324</text:p>
          </table:table-cell>
          <table:table-cell table:formula="of:=[.D$2]*[.B8]" office:value-type="float" office:value="12539.3880283069">
            <text:p>12539.3880283069</text:p>
          </table:table-cell>
          <table:table-cell table:formula="of:=ROUND([.C8];0)" office:value-type="float" office:value="12539">
            <text:p>12539</text:p>
          </table:table-cell>
          <table:table-cell table:formula="of:=[.D8]*[.B$1]/[.D$2]" office:value-type="float" office:value="765.343180639058">
            <text:p>765</text:p>
          </table:table-cell>
          <table:table-cell table:style-name="ce1" table:formula="of:=[.E8]+[.B$2]" office:value-type="float" office:value="2812.34318063906">
            <text:p>281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SIN(2*PI()*[.A9]/[.B$3])" office:value-type="float" office:value="0.555570233019602">
            <text:p>0.555570233</text:p>
          </table:table-cell>
          <table:table-cell table:formula="of:=[.D$2]*[.B9]" office:value-type="float" office:value="18204.3698253533">
            <text:p>18204.3698253533</text:p>
          </table:table-cell>
          <table:table-cell table:formula="of:=ROUND([.C9];0)" office:value-type="float" office:value="18204">
            <text:p>18204</text:p>
          </table:table-cell>
          <table:table-cell table:formula="of:=[.D9]*[.B$1]/[.D$2]" office:value-type="float" office:value="1111.11789300211">
            <text:p>1111</text:p>
          </table:table-cell>
          <table:table-cell table:style-name="ce1" table:formula="of:=[.E9]+[.B$2]" office:value-type="float" office:value="3158.11789300211">
            <text:p>315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SIN(2*PI()*[.A10]/[.B$3])" office:value-type="float" office:value="0.707106781186547">
            <text:p>0.7071067812</text:p>
          </table:table-cell>
          <table:table-cell table:formula="of:=[.D$2]*[.B10]" office:value-type="float" office:value="23169.7678991396">
            <text:p>23169.7678991396</text:p>
          </table:table-cell>
          <table:table-cell table:formula="of:=ROUND([.C10];0)" office:value-type="float" office:value="23170">
            <text:p>23170</text:p>
          </table:table-cell>
          <table:table-cell table:formula="of:=[.D10]*[.B$1]/[.D$2]" office:value-type="float" office:value="1414.22772911771">
            <text:p>1414</text:p>
          </table:table-cell>
          <table:table-cell table:style-name="ce1" table:formula="of:=[.E10]+[.B$2]" office:value-type="float" office:value="3461.22772911771">
            <text:p>346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SIN(2*PI()*[.A11]/[.B$3])" office:value-type="float" office:value="0.831469612302545">
            <text:p>0.8314696123</text:p>
          </table:table-cell>
          <table:table-cell table:formula="of:=[.D$2]*[.B11]" office:value-type="float" office:value="27244.7647863175">
            <text:p>27244.7647863175</text:p>
          </table:table-cell>
          <table:table-cell table:formula="of:=ROUND([.C11];0)" office:value-type="float" office:value="27245">
            <text:p>27245</text:p>
          </table:table-cell>
          <table:table-cell table:formula="of:=[.D11]*[.B$1]/[.D$2]" office:value-type="float" office:value="1662.95358134709">
            <text:p>1663</text:p>
          </table:table-cell>
          <table:table-cell table:style-name="ce1" table:formula="of:=[.E11]+[.B$2]" office:value-type="float" office:value="3709.95358134709">
            <text:p>371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SIN(2*PI()*[.A12]/[.B$3])" office:value-type="float" office:value="0.923879532511287">
            <text:p>0.9238795325</text:p>
          </table:table-cell>
          <table:table-cell table:formula="of:=[.D$2]*[.B12]" office:value-type="float" office:value="30272.7606417973">
            <text:p>30272.7606417973</text:p>
          </table:table-cell>
          <table:table-cell table:formula="of:=ROUND([.C12];0)" office:value-type="float" office:value="30273">
            <text:p>30273</text:p>
          </table:table-cell>
          <table:table-cell table:formula="of:=[.D12]*[.B$1]/[.D$2]" office:value-type="float" office:value="1847.77367473373">
            <text:p>1848</text:p>
          </table:table-cell>
          <table:table-cell table:style-name="ce1" table:formula="of:=[.E12]+[.B$2]" office:value-type="float" office:value="3894.77367473373">
            <text:p>389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SIN(2*PI()*[.A13]/[.B$3])" office:value-type="float" office:value="0.98078528040323">
            <text:p>0.9807852804</text:p>
          </table:table-cell>
          <table:table-cell table:formula="of:=[.D$2]*[.B13]" office:value-type="float" office:value="32137.3912829727">
            <text:p>32137.3912829727</text:p>
          </table:table-cell>
          <table:table-cell table:formula="of:=ROUND([.C13];0)" office:value-type="float" office:value="32137">
            <text:p>32137</text:p>
          </table:table-cell>
          <table:table-cell table:formula="of:=[.D13]*[.B$1]/[.D$2]" office:value-type="float" office:value="1961.54667806024">
            <text:p>1962</text:p>
          </table:table-cell>
          <table:table-cell table:style-name="ce1" table:formula="of:=[.E13]+[.B$2]" office:value-type="float" office:value="4008.54667806024">
            <text:p>400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SIN(2*PI()*[.A14]/[.B$3])" office:value-type="float" office:value="1">
            <text:p>1</text:p>
          </table:table-cell>
          <table:table-cell table:formula="of:=[.D$2]*[.B14]" office:value-type="float" office:value="32767">
            <text:p>32767</text:p>
          </table:table-cell>
          <table:table-cell table:formula="of:=ROUND([.C14];0)" office:value-type="float" office:value="32767">
            <text:p>32767</text:p>
          </table:table-cell>
          <table:table-cell table:formula="of:=[.D14]*[.B$1]/[.D$2]" office:value-type="float" office:value="2000">
            <text:p>2000</text:p>
          </table:table-cell>
          <table:table-cell table:style-name="ce1" table:formula="of:=[.E14]+[.B$2]" office:value-type="float" office:value="4047">
            <text:p>404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SIN(2*PI()*[.A15]/[.B$3])" office:value-type="float" office:value="0.98078528040323">
            <text:p>0.9807852804</text:p>
          </table:table-cell>
          <table:table-cell table:formula="of:=[.D$2]*[.B15]" office:value-type="float" office:value="32137.3912829727">
            <text:p>32137.3912829727</text:p>
          </table:table-cell>
          <table:table-cell table:formula="of:=ROUND([.C15];0)" office:value-type="float" office:value="32137">
            <text:p>32137</text:p>
          </table:table-cell>
          <table:table-cell table:formula="of:=[.D15]*[.B$1]/[.D$2]" office:value-type="float" office:value="1961.54667806024">
            <text:p>1962</text:p>
          </table:table-cell>
          <table:table-cell table:style-name="ce1" table:formula="of:=[.E15]+[.B$2]" office:value-type="float" office:value="4008.54667806024">
            <text:p>40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SIN(2*PI()*[.A16]/[.B$3])" office:value-type="float" office:value="0.923879532511287">
            <text:p>0.9238795325</text:p>
          </table:table-cell>
          <table:table-cell table:formula="of:=[.D$2]*[.B16]" office:value-type="float" office:value="30272.7606417973">
            <text:p>30272.7606417973</text:p>
          </table:table-cell>
          <table:table-cell table:formula="of:=ROUND([.C16];0)" office:value-type="float" office:value="30273">
            <text:p>30273</text:p>
          </table:table-cell>
          <table:table-cell table:formula="of:=[.D16]*[.B$1]/[.D$2]" office:value-type="float" office:value="1847.77367473373">
            <text:p>1848</text:p>
          </table:table-cell>
          <table:table-cell table:style-name="ce1" table:formula="of:=[.E16]+[.B$2]" office:value-type="float" office:value="3894.77367473373">
            <text:p>389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SIN(2*PI()*[.A17]/[.B$3])" office:value-type="float" office:value="0.831469612302545">
            <text:p>0.8314696123</text:p>
          </table:table-cell>
          <table:table-cell table:formula="of:=[.D$2]*[.B17]" office:value-type="float" office:value="27244.7647863175">
            <text:p>27244.7647863175</text:p>
          </table:table-cell>
          <table:table-cell table:formula="of:=ROUND([.C17];0)" office:value-type="float" office:value="27245">
            <text:p>27245</text:p>
          </table:table-cell>
          <table:table-cell table:formula="of:=[.D17]*[.B$1]/[.D$2]" office:value-type="float" office:value="1662.95358134709">
            <text:p>1663</text:p>
          </table:table-cell>
          <table:table-cell table:style-name="ce1" table:formula="of:=[.E17]+[.B$2]" office:value-type="float" office:value="3709.95358134709">
            <text:p>37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SIN(2*PI()*[.A18]/[.B$3])" office:value-type="float" office:value="0.707106781186548">
            <text:p>0.7071067812</text:p>
          </table:table-cell>
          <table:table-cell table:formula="of:=[.D$2]*[.B18]" office:value-type="float" office:value="23169.7678991396">
            <text:p>23169.7678991396</text:p>
          </table:table-cell>
          <table:table-cell table:formula="of:=ROUND([.C18];0)" office:value-type="float" office:value="23170">
            <text:p>23170</text:p>
          </table:table-cell>
          <table:table-cell table:formula="of:=[.D18]*[.B$1]/[.D$2]" office:value-type="float" office:value="1414.22772911771">
            <text:p>1414</text:p>
          </table:table-cell>
          <table:table-cell table:style-name="ce1" table:formula="of:=[.E18]+[.B$2]" office:value-type="float" office:value="3461.22772911771">
            <text:p>346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SIN(2*PI()*[.A19]/[.B$3])" office:value-type="float" office:value="0.555570233019602">
            <text:p>0.555570233</text:p>
          </table:table-cell>
          <table:table-cell table:formula="of:=[.D$2]*[.B19]" office:value-type="float" office:value="18204.3698253533">
            <text:p>18204.3698253533</text:p>
          </table:table-cell>
          <table:table-cell table:formula="of:=ROUND([.C19];0)" office:value-type="float" office:value="18204">
            <text:p>18204</text:p>
          </table:table-cell>
          <table:table-cell table:formula="of:=[.D19]*[.B$1]/[.D$2]" office:value-type="float" office:value="1111.11789300211">
            <text:p>1111</text:p>
          </table:table-cell>
          <table:table-cell table:style-name="ce1" table:formula="of:=[.E19]+[.B$2]" office:value-type="float" office:value="3158.11789300211">
            <text:p>315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SIN(2*PI()*[.A20]/[.B$3])" office:value-type="float" office:value="0.38268343236509">
            <text:p>0.3826834324</text:p>
          </table:table-cell>
          <table:table-cell table:formula="of:=[.D$2]*[.B20]" office:value-type="float" office:value="12539.3880283069">
            <text:p>12539.3880283069</text:p>
          </table:table-cell>
          <table:table-cell table:formula="of:=ROUND([.C20];0)" office:value-type="float" office:value="12539">
            <text:p>12539</text:p>
          </table:table-cell>
          <table:table-cell table:formula="of:=[.D20]*[.B$1]/[.D$2]" office:value-type="float" office:value="765.343180639058">
            <text:p>765</text:p>
          </table:table-cell>
          <table:table-cell table:style-name="ce1" table:formula="of:=[.E20]+[.B$2]" office:value-type="float" office:value="2812.34318063906">
            <text:p>28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SIN(2*PI()*[.A21]/[.B$3])" office:value-type="float" office:value="0.195090322016129">
            <text:p>0.195090322</text:p>
          </table:table-cell>
          <table:table-cell table:formula="of:=[.D$2]*[.B21]" office:value-type="float" office:value="6392.52458150249">
            <text:p>6392.5245815025</text:p>
          </table:table-cell>
          <table:table-cell table:formula="of:=ROUND([.C21];0)" office:value-type="float" office:value="6393">
            <text:p>6393</text:p>
          </table:table-cell>
          <table:table-cell table:formula="of:=[.D21]*[.B$1]/[.D$2]" office:value-type="float" office:value="390.2096621601">
            <text:p>390</text:p>
          </table:table-cell>
          <table:table-cell table:style-name="ce1" table:formula="of:=[.E21]+[.B$2]" office:value-type="float" office:value="2437.2096621601">
            <text:p>243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SIN(2*PI()*[.A22]/[.B$3])" office:value-type="float" office:value="1.22464679914735E-016">
            <text:p>1.22464679914735E-016</text:p>
          </table:table-cell>
          <table:table-cell table:formula="of:=[.D$2]*[.B22]" office:value-type="float" office:value="0.00000000000401280016676613">
            <text:p>4.01280016676613E-012</text:p>
          </table:table-cell>
          <table:table-cell table:formula="of:=ROUND([.C22];0)" office:value-type="float" office:value="0">
            <text:p>0</text:p>
          </table:table-cell>
          <table:table-cell table:formula="of:=[.D22]*[.B$1]/[.D$2]" office:value-type="float" office:value="0">
            <text:p>0</text:p>
          </table:table-cell>
          <table:table-cell table:style-name="ce1" table:formula="of:=[.E22]+[.B$2]" office:value-type="float" office:value="2047">
            <text:p>20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SIN(2*PI()*[.A23]/[.B$3])" office:value-type="float" office:value="-0.195090322016128">
            <text:p>-0.195090322</text:p>
          </table:table-cell>
          <table:table-cell table:formula="of:=[.D$2]*[.B23]" office:value-type="float" office:value="-6392.52458150248">
            <text:p>-6392.5245815025</text:p>
          </table:table-cell>
          <table:table-cell table:formula="of:=ROUND([.C23];0)" office:value-type="float" office:value="-6393">
            <text:p>-6393</text:p>
          </table:table-cell>
          <table:table-cell table:formula="of:=[.D23]*[.B$1]/[.D$2]" office:value-type="float" office:value="-390.2096621601">
            <text:p>-390</text:p>
          </table:table-cell>
          <table:table-cell table:style-name="ce1" table:formula="of:=[.E23]+[.B$2]" office:value-type="float" office:value="1656.7903378399">
            <text:p>165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SIN(2*PI()*[.A24]/[.B$3])" office:value-type="float" office:value="-0.38268343236509">
            <text:p>-0.3826834324</text:p>
          </table:table-cell>
          <table:table-cell table:formula="of:=[.D$2]*[.B24]" office:value-type="float" office:value="-12539.3880283069">
            <text:p>-12539.3880283069</text:p>
          </table:table-cell>
          <table:table-cell table:formula="of:=ROUND([.C24];0)" office:value-type="float" office:value="-12539">
            <text:p>-12539</text:p>
          </table:table-cell>
          <table:table-cell table:formula="of:=[.D24]*[.B$1]/[.D$2]" office:value-type="float" office:value="-765.343180639058">
            <text:p>-765</text:p>
          </table:table-cell>
          <table:table-cell table:style-name="ce1" table:formula="of:=[.E24]+[.B$2]" office:value-type="float" office:value="1281.65681936094">
            <text:p>128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SIN(2*PI()*[.A25]/[.B$3])" office:value-type="float" office:value="-0.555570233019602">
            <text:p>-0.555570233</text:p>
          </table:table-cell>
          <table:table-cell table:formula="of:=[.D$2]*[.B25]" office:value-type="float" office:value="-18204.3698253533">
            <text:p>-18204.3698253533</text:p>
          </table:table-cell>
          <table:table-cell table:formula="of:=ROUND([.C25];0)" office:value-type="float" office:value="-18204">
            <text:p>-18204</text:p>
          </table:table-cell>
          <table:table-cell table:formula="of:=[.D25]*[.B$1]/[.D$2]" office:value-type="float" office:value="-1111.11789300211">
            <text:p>-1111</text:p>
          </table:table-cell>
          <table:table-cell table:style-name="ce1" table:formula="of:=[.E25]+[.B$2]" office:value-type="float" office:value="935.882106997894">
            <text:p>9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SIN(2*PI()*[.A26]/[.B$3])" office:value-type="float" office:value="-0.707106781186547">
            <text:p>-0.7071067812</text:p>
          </table:table-cell>
          <table:table-cell table:formula="of:=[.D$2]*[.B26]" office:value-type="float" office:value="-23169.7678991396">
            <text:p>-23169.7678991396</text:p>
          </table:table-cell>
          <table:table-cell table:formula="of:=ROUND([.C26];0)" office:value-type="float" office:value="-23170">
            <text:p>-23170</text:p>
          </table:table-cell>
          <table:table-cell table:formula="of:=[.D26]*[.B$1]/[.D$2]" office:value-type="float" office:value="-1414.22772911771">
            <text:p>-1414</text:p>
          </table:table-cell>
          <table:table-cell table:style-name="ce1" table:formula="of:=[.E26]+[.B$2]" office:value-type="float" office:value="632.77227088229">
            <text:p>63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SIN(2*PI()*[.A27]/[.B$3])" office:value-type="float" office:value="-0.831469612302545">
            <text:p>-0.8314696123</text:p>
          </table:table-cell>
          <table:table-cell table:formula="of:=[.D$2]*[.B27]" office:value-type="float" office:value="-27244.7647863175">
            <text:p>-27244.7647863175</text:p>
          </table:table-cell>
          <table:table-cell table:formula="of:=ROUND([.C27];0)" office:value-type="float" office:value="-27245">
            <text:p>-27245</text:p>
          </table:table-cell>
          <table:table-cell table:formula="of:=[.D27]*[.B$1]/[.D$2]" office:value-type="float" office:value="-1662.95358134709">
            <text:p>-1663</text:p>
          </table:table-cell>
          <table:table-cell table:style-name="ce1" table:formula="of:=[.E27]+[.B$2]" office:value-type="float" office:value="384.046418652913">
            <text:p>38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SIN(2*PI()*[.A28]/[.B$3])" office:value-type="float" office:value="-0.923879532511286">
            <text:p>-0.9238795325</text:p>
          </table:table-cell>
          <table:table-cell table:formula="of:=[.D$2]*[.B28]" office:value-type="float" office:value="-30272.7606417973">
            <text:p>-30272.7606417973</text:p>
          </table:table-cell>
          <table:table-cell table:formula="of:=ROUND([.C28];0)" office:value-type="float" office:value="-30273">
            <text:p>-30273</text:p>
          </table:table-cell>
          <table:table-cell table:formula="of:=[.D28]*[.B$1]/[.D$2]" office:value-type="float" office:value="-1847.77367473373">
            <text:p>-1848</text:p>
          </table:table-cell>
          <table:table-cell table:style-name="ce1" table:formula="of:=[.E28]+[.B$2]" office:value-type="float" office:value="199.226325266274">
            <text:p>19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SIN(2*PI()*[.A29]/[.B$3])" office:value-type="float" office:value="-0.98078528040323">
            <text:p>-0.9807852804</text:p>
          </table:table-cell>
          <table:table-cell table:formula="of:=[.D$2]*[.B29]" office:value-type="float" office:value="-32137.3912829726">
            <text:p>-32137.3912829726</text:p>
          </table:table-cell>
          <table:table-cell table:formula="of:=ROUND([.C29];0)" office:value-type="float" office:value="-32137">
            <text:p>-32137</text:p>
          </table:table-cell>
          <table:table-cell table:formula="of:=[.D29]*[.B$1]/[.D$2]" office:value-type="float" office:value="-1961.54667806024">
            <text:p>-1962</text:p>
          </table:table-cell>
          <table:table-cell table:style-name="ce1" table:formula="of:=[.E29]+[.B$2]" office:value-type="float" office:value="85.4533219397565">
            <text:p>8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SIN(2*PI()*[.A30]/[.B$3])" office:value-type="float" office:value="-1">
            <text:p>-1</text:p>
          </table:table-cell>
          <table:table-cell table:formula="of:=[.D$2]*[.B30]" office:value-type="float" office:value="-32767">
            <text:p>-32767</text:p>
          </table:table-cell>
          <table:table-cell table:formula="of:=ROUND([.C30];0)" office:value-type="float" office:value="-32767">
            <text:p>-32767</text:p>
          </table:table-cell>
          <table:table-cell table:formula="of:=[.D30]*[.B$1]/[.D$2]" office:value-type="float" office:value="-2000">
            <text:p>-2000</text:p>
          </table:table-cell>
          <table:table-cell table:style-name="ce1" table:formula="of:=[.E30]+[.B$2]" office:value-type="float" office:value="47">
            <text:p>4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SIN(2*PI()*[.A31]/[.B$3])" office:value-type="float" office:value="-0.98078528040323">
            <text:p>-0.9807852804</text:p>
          </table:table-cell>
          <table:table-cell table:formula="of:=[.D$2]*[.B31]" office:value-type="float" office:value="-32137.3912829727">
            <text:p>-32137.3912829727</text:p>
          </table:table-cell>
          <table:table-cell table:formula="of:=ROUND([.C31];0)" office:value-type="float" office:value="-32137">
            <text:p>-32137</text:p>
          </table:table-cell>
          <table:table-cell table:formula="of:=[.D31]*[.B$1]/[.D$2]" office:value-type="float" office:value="-1961.54667806024">
            <text:p>-1962</text:p>
          </table:table-cell>
          <table:table-cell table:style-name="ce1" table:formula="of:=[.E31]+[.B$2]" office:value-type="float" office:value="85.4533219397565">
            <text:p>8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SIN(2*PI()*[.A32]/[.B$3])" office:value-type="float" office:value="-0.923879532511287">
            <text:p>-0.9238795325</text:p>
          </table:table-cell>
          <table:table-cell table:formula="of:=[.D$2]*[.B32]" office:value-type="float" office:value="-30272.7606417973">
            <text:p>-30272.7606417973</text:p>
          </table:table-cell>
          <table:table-cell table:formula="of:=ROUND([.C32];0)" office:value-type="float" office:value="-30273">
            <text:p>-30273</text:p>
          </table:table-cell>
          <table:table-cell table:formula="of:=[.D32]*[.B$1]/[.D$2]" office:value-type="float" office:value="-1847.77367473373">
            <text:p>-1848</text:p>
          </table:table-cell>
          <table:table-cell table:style-name="ce1" table:formula="of:=[.E32]+[.B$2]" office:value-type="float" office:value="199.226325266274">
            <text:p>19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SIN(2*PI()*[.A33]/[.B$3])" office:value-type="float" office:value="-0.831469612302545">
            <text:p>-0.8314696123</text:p>
          </table:table-cell>
          <table:table-cell table:formula="of:=[.D$2]*[.B33]" office:value-type="float" office:value="-27244.7647863175">
            <text:p>-27244.7647863175</text:p>
          </table:table-cell>
          <table:table-cell table:formula="of:=ROUND([.C33];0)" office:value-type="float" office:value="-27245">
            <text:p>-27245</text:p>
          </table:table-cell>
          <table:table-cell table:formula="of:=[.D33]*[.B$1]/[.D$2]" office:value-type="float" office:value="-1662.95358134709">
            <text:p>-1663</text:p>
          </table:table-cell>
          <table:table-cell table:style-name="ce1" table:formula="of:=[.E33]+[.B$2]" office:value-type="float" office:value="384.046418652913">
            <text:p>38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SIN(2*PI()*[.A34]/[.B$3])" office:value-type="float" office:value="-0.707106781186548">
            <text:p>-0.7071067812</text:p>
          </table:table-cell>
          <table:table-cell table:formula="of:=[.D$2]*[.B34]" office:value-type="float" office:value="-23169.7678991396">
            <text:p>-23169.7678991396</text:p>
          </table:table-cell>
          <table:table-cell table:formula="of:=ROUND([.C34];0)" office:value-type="float" office:value="-23170">
            <text:p>-23170</text:p>
          </table:table-cell>
          <table:table-cell table:formula="of:=[.D34]*[.B$1]/[.D$2]" office:value-type="float" office:value="-1414.22772911771">
            <text:p>-1414</text:p>
          </table:table-cell>
          <table:table-cell table:style-name="ce1" table:formula="of:=[.E34]+[.B$2]" office:value-type="float" office:value="632.77227088229">
            <text:p>6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SIN(2*PI()*[.A35]/[.B$3])" office:value-type="float" office:value="-0.555570233019602">
            <text:p>-0.555570233</text:p>
          </table:table-cell>
          <table:table-cell table:formula="of:=[.D$2]*[.B35]" office:value-type="float" office:value="-18204.3698253533">
            <text:p>-18204.3698253533</text:p>
          </table:table-cell>
          <table:table-cell table:formula="of:=ROUND([.C35];0)" office:value-type="float" office:value="-18204">
            <text:p>-18204</text:p>
          </table:table-cell>
          <table:table-cell table:formula="of:=[.D35]*[.B$1]/[.D$2]" office:value-type="float" office:value="-1111.11789300211">
            <text:p>-1111</text:p>
          </table:table-cell>
          <table:table-cell table:style-name="ce1" table:formula="of:=[.E35]+[.B$2]" office:value-type="float" office:value="935.882106997894">
            <text:p>93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SIN(2*PI()*[.A36]/[.B$3])" office:value-type="float" office:value="-0.38268343236509">
            <text:p>-0.3826834324</text:p>
          </table:table-cell>
          <table:table-cell table:formula="of:=[.D$2]*[.B36]" office:value-type="float" office:value="-12539.3880283069">
            <text:p>-12539.3880283069</text:p>
          </table:table-cell>
          <table:table-cell table:formula="of:=ROUND([.C36];0)" office:value-type="float" office:value="-12539">
            <text:p>-12539</text:p>
          </table:table-cell>
          <table:table-cell table:formula="of:=[.D36]*[.B$1]/[.D$2]" office:value-type="float" office:value="-765.343180639058">
            <text:p>-765</text:p>
          </table:table-cell>
          <table:table-cell table:style-name="ce1" table:formula="of:=[.E36]+[.B$2]" office:value-type="float" office:value="1281.65681936094">
            <text:p>128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SIN(2*PI()*[.A37]/[.B$3])" office:value-type="float" office:value="-0.195090322016129">
            <text:p>-0.195090322</text:p>
          </table:table-cell>
          <table:table-cell table:formula="of:=[.D$2]*[.B37]" office:value-type="float" office:value="-6392.52458150249">
            <text:p>-6392.5245815025</text:p>
          </table:table-cell>
          <table:table-cell table:formula="of:=ROUND([.C37];0)" office:value-type="float" office:value="-6393">
            <text:p>-6393</text:p>
          </table:table-cell>
          <table:table-cell table:formula="of:=[.D37]*[.B$1]/[.D$2]" office:value-type="float" office:value="-390.2096621601">
            <text:p>-390</text:p>
          </table:table-cell>
          <table:table-cell table:style-name="ce1" table:formula="of:=[.E37]+[.B$2]" office:value-type="float" office:value="1656.7903378399">
            <text:p>1657</text:p>
          </table:table-cell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10/14/2014</text:date>, <text:time>22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20:14:02.25</meta:creation-date>
    <dc:date>2014-10-14T22:03:12.18</dc:date>
    <meta:editing-duration>PT3M8S</meta:editing-duration>
    <meta:editing-cycles>1</meta:editing-cycles>
    <meta:document-statistic meta:table-count="3" meta:cell-count="210" meta:object-count="0"/>
    <meta:generator>LibreOffice/3.4$Win32 LibreOffice_project/340m1$Build-502</meta:generator>
  </office:meta>
</office:document-meta>
</file>